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6.307cm" fo:min-width="6.057cm"/>
    </style:style>
    <style:style style:name="gr2" style:family="graphic" style:parent-style-name="standard">
      <style:graphic-properties draw:fill-color="#ffd320" draw:textarea-horizontal-align="justify" draw:textarea-vertical-align="middle" draw:auto-grow-height="false" fo:min-height="1.457cm" fo:min-width="1.20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d32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271cm" svg:height="9.271cm" svg:x="4.81cm" svg:y="6.334cm">
          <text:p text:style-name="P1"><text:s/>Dilanka Nimsara</text:p>
          <text:p text:style-name="P1">1702006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413cm" svg:height="2.413cm" svg:x="7.985cm" svg:y="12.55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5:31.997053791</meta:creation-date>
    <dc:date>2018-02-19T15:14:09.136799030</dc:date>
    <meta:editing-duration>PT48M37S</meta:editing-duration>
    <meta:editing-cycles>3</meta:editing-cycles>
    <meta:generator>LibreOffice/5.1.6.2$Linux_X86_64 LibreOffice_project/10m0$Build-2</meta:generator>
    <meta:document-statistic meta:object-count="2"/>
  </office:meta>
</office:document-meta>
</file>